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0639" officeooo:paragraph-rsid="000b0639"/>
    </style:style>
    <style:style style:name="P2" style:family="paragraph" style:parent-style-name="Standard">
      <style:paragraph-properties fo:text-align="center" style:justify-single-word="false"/>
      <style:text-properties fo:color="#009900" fo:font-size="14pt" fo:font-style="italic" fo:font-weight="bold" officeooo:rsid="000b0639" officeooo:paragraph-rsid="000b0639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tyle="italic" fo:font-weight="bold" officeooo:rsid="000b0639" officeooo:paragraph-rsid="000b0639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rsid="000b0639" officeooo:paragraph-rsid="000c6bfd" style:font-style-asian="italic" style:font-weight-asian="bold" style:font-style-complex="italic" style:font-weight-complex="bold"/>
    </style:style>
    <style:style style:name="T1" style:family="text">
      <style:text-properties officeooo:rsid="000c6bfd"/>
    </style:style>
    <style:style style:name="T2" style:family="text">
      <style:text-properties officeooo:rsid="000fbf13"/>
    </style:style>
    <style:style style:name="T3" style:family="text">
      <style:text-properties officeooo:rsid="0011a4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********************************************************************************</text:p>
      <text:p text:style-name="P2">salt<text:span text:style-name="T1">stack</text:span></text:p>
      <text:p text:style-name="P4">********************************************************************************</text:p>
      <text:p text:style-name="P1"/>
      <text:p text:style-name="P1">client-info<text:tab/>&gt;&gt;<text:tab/>grains </text:p>
      <text:p text:style-name="P1">scripts<text:tab/><text:tab/>&gt;&gt;<text:tab/>states</text:p>
      <text:p text:style-name="P1">web<text:tab/><text:tab/>&gt;&gt;<text:tab/>halite </text:p>
      <text:p text:style-name="P1">operation <text:tab/>&gt;&gt;<text:tab/>pull </text:p>
      <text:p text:style-name="P1">language<text:tab/>&gt;&gt;<text:tab/>phython </text:p>
      <text:p text:style-name="P1">port<text:tab/><text:tab/>&gt;&gt;<text:tab/>4505 &amp; 4506 # ZeroMQ connection </text:p>
      <text:p text:style-name="P1"/>
      <text:p text:style-name="P3">********************************************************************************</text:p>
      <text:p text:style-name="P2">ansible</text:p>
      <text:p text:style-name="P4">********************************************************************************</text:p>
      <text:p text:style-name="P1"/>
      <text:p text:style-name="P1">client-info<text:tab/>&gt;&gt;<text:tab/>facts </text:p>
      <text:p text:style-name="P1">scripts<text:tab/><text:tab/>&gt;&gt;<text:tab/><text:span text:style-name="T2">playbook</text:span> </text:p>
      <text:p text:style-name="P1">web<text:tab/><text:tab/>&gt;&gt;<text:tab/><text:span text:style-name="T3">tower</text:span></text:p>
      <text:p text:style-name="P1">operation <text:tab/>&gt;&gt;<text:tab/>push </text:p>
      <text:p text:style-name="P1">language<text:tab/>&gt;&gt;<text:tab/>phython and basic YAML configuration language </text:p>
      <text:p text:style-name="P1">port<text:tab/><text:tab/>&gt;&gt;<text:tab/>22 # ssh </text:p>
      <text:p text:style-name="P1"/>
      <text:p text:style-name="P3">********************************************************************************</text:p>
      <text:p text:style-name="P2">puppet</text:p>
      <text:p text:style-name="P4">********************************************************************************</text:p>
      <text:p text:style-name="P1"/>
      <text:p text:style-name="P1">client-info<text:tab/>&gt;&gt;<text:tab/>facts </text:p>
      <text:p text:style-name="P1">scripts<text:tab/><text:tab/>&gt;&gt;<text:tab/>manifest </text:p>
      <text:p text:style-name="P1">web<text:tab/><text:tab/>&gt;&gt;<text:tab/>foreman </text:p>
      <text:p text:style-name="P1">operation <text:tab/>&gt;&gt;<text:tab/>pull </text:p>
      <text:p text:style-name="P1">language<text:tab/>&gt;&gt;<text:tab/>ruby </text:p>
      <text:p text:style-name="P1">port<text:tab/><text:tab/>&gt;&gt;<text:tab/>8140 &amp; 22<text:tab/># 22 for installation </text:p>
      <text:p text:style-name="P1"/>
      <text:p text:style-name="P3">********************************************************************************</text:p>
      <text:p text:style-name="P2">chef</text:p>
      <text:p text:style-name="P4">********************************************************************************</text:p>
      <text:p text:style-name="P1"/>
      <text:p text:style-name="P1">client-info<text:tab/>&gt;&gt;<text:tab/>ohai </text:p>
      <text:p text:style-name="P1">scripts<text:tab/><text:tab/>&gt;&gt;<text:tab/>recipe in cookbook </text:p>
      <text:p text:style-name="P1">web<text:tab/><text:tab/>&gt;&gt;<text:tab/>chef-web interface </text:p>
      <text:p text:style-name="P1">operation <text:tab/>&gt;&gt;<text:tab/>pull </text:p>
      <text:p text:style-name="P1">language<text:tab/>&gt;&gt;<text:tab/>ruby </text:p>
      <text:p text:style-name="P1">port<text:tab/><text:tab/>&gt;&gt;<text:tab/>5672 &amp; 80 &amp; 443 # 5672 for RabbitMQ</text:p>
      <text:p text:style-name="P1"/>
      <text:p text:style-name="P3">*****************************************************************************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0:29:00.486312436</meta:creation-date>
    <dc:date>2016-10-25T20:29:51.427840515</dc:date>
    <meta:editing-duration>PT2M41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37" meta:word-count="114" meta:character-count="1324" meta:non-whitespace-character-count="1210"/>
  </office:meta>
</office:document-meta>
</file>